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64" table:default-cell-style-name="ce2"/>
        <table:table-column table:style-name="co2" table:number-columns-repeated="1532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big_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</text:p>
          </table:table-cell>
          <table:table-cell table:number-columns-repeated="6" table:style-name="ce2"/>
          <table:table-cell office:value-type="string" table:style-name="ce2">
            <text:p>blizzard_cast_speed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blizzard_cast_speed</text:p>
          </table:table-cell>
          <table:table-cell table:number-columns-repeated="6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crease_healin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izzard_big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izza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izzard_damage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izzar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izzard_cooldown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izzard_cooldow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lizzard_fro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mana</text:p>
          </table:table-cell>
          <table:table-cell table:number-columns-repeated="2" table:style-name="ce2"/>
          <table:table-cell office:value-type="string" table:style-name="ce2">
            <text:p>mana_regen</text:p>
          </table:table-cell>
          <table:table-cell table:number-columns-repeated="5" table:style-name="ce2"/>
          <table:table-cell office:value-type="string" table:style-name="ce2">
            <text:p>blizzard_mana_cos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lizzard_mana_cost</text:p>
          </table:table-cell>
          <table:table-cell table:number-columns-repeated="5" table:style-name="ce2"/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heal_to_dm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big_int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izardry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arcane_devotion</text:p>
          </table:table-cell>
          <table:table-cell table:number-columns-repeated="5" table:style-name="ce2"/>
          <table:table-cell office:value-type="string" table:style-name="ce2">
            <text:p>health_mana</text:p>
          </table:table-cell>
          <table:table-cell table:style-name="ce2"/>
          <table:table-cell office:value-type="string" table:style-name="ce2">
            <text:p>health_magic_shield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to_dm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ghost_reaver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_mana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6" table:style-name="ce2"/>
          <table:table-cell office:value-type="string" table:style-name="ce2">
            <text:p>O</text:p>
          </table:table-cell>
          <table:table-cell office:value-type="string" table:style-name="ce2">
            <text:p>fire_bombs_projectile_speed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ater_penetration</text:p>
          </table:table-cell>
          <table:table-cell table:number-columns-repeated="4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rit_dmg</text:p>
          </table:table-cell>
          <table:table-cell table:number-columns-repeated="5" table:style-name="ce2"/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5" table:style-name="ce2"/>
          <table:table-cell office:value-type="string" table:style-name="ce2">
            <text:p>fire_bombs_damage</text:p>
          </table:table-cell>
          <table:table-cell table:number-columns-repeated="3" table:style-name="ce2"/>
          <table:table-cell office:value-type="string" table:style-name="ce2">
            <text:p>fire_bombs_projectile_speed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big_spell_water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rostball_mana_cos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magic_shield_dodge</text:p>
          </table:table-cell>
          <table:table-cell table:number-columns-repeated="9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" table:style-name="ce2"/>
          <table:table-cell office:value-type="string" table:style-name="ce2">
            <text:p>volcano_cast_speed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str_gated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big_chance_of_chi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frostball_damage</text:p>
          </table:table-cell>
          <table:table-cell table:number-columns-repeated="3" table:style-name="ce2"/>
          <table:table-cell office:value-type="string" table:style-name="ce2">
            <text:p>frostball_projectile_speed</text:p>
          </table:table-cell>
          <table:table-cell table:style-name="ce2"/>
          <table:table-cell office:value-type="string" table:style-name="ce2">
            <text:p>whirlpool_damage</text:p>
          </table:table-cell>
          <table:table-cell table:number-columns-repeated="2" table:style-name="ce2"/>
          <table:table-cell office:value-type="string" table:style-name="ce2">
            <text:p>whirlpoo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ex_gated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5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bombs_mana_cost</text:p>
          </table:table-cell>
          <table:table-cell table:number-columns-repeated="3" table:style-name="ce2"/>
          <table:table-cell office:value-type="string" table:style-name="ce2">
            <text:p>fire_bombs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water_damage</text:p>
          </table:table-cell>
          <table:table-cell table:number-columns-repeated="3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odge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volcano_damage</text:p>
          </table:table-cell>
          <table:table-cell table:style-name="ce2"/>
          <table:table-cell office:value-type="string" table:style-name="ce2">
            <text:p>volcano_cooldow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bomb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fire_penetration</text:p>
          </table:table-cell>
          <table:table-cell table:number-columns-repeated="7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big_water_weapon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mana</text:p>
          </table:table-cell>
          <table:table-cell table:number-columns-repeated="4" table:style-name="ce2"/>
          <table:table-cell office:value-type="string" table:style-name="ce2">
            <text:p>frostball_damage</text:p>
          </table:table-cell>
          <table:table-cell table:number-columns-repeated="3" table:style-name="ce2"/>
          <table:table-cell office:value-type="string" table:style-name="ce2">
            <text:p>frostball_projectile_speed</text:p>
          </table:table-cell>
          <table:table-cell table:number-columns-repeated="3" table:style-name="ce2"/>
          <table:table-cell office:value-type="string" table:style-name="ce2">
            <text:p>whirlpool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big_health_mana</text:p>
          </table:table-cell>
          <table:table-cell table:number-columns-repeated="3" table:style-name="ce2"/>
          <table:table-cell office:value-type="string" table:style-name="ce2">
            <text:p>faster_cast_rat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water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frostball_cooldown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gic_shield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volcano_damage</text:p>
          </table:table-cell>
          <table:table-cell table:style-name="ce2"/>
          <table:table-cell office:value-type="string" table:style-name="ce2">
            <text:p>volcano_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olcano_damage</text:p>
          </table:table-cell>
          <table:table-cell table:style-name="ce2"/>
          <table:table-cell office:value-type="string" table:style-name="ce2">
            <text:p>volcano_damage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tidal_wave_fire_gate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hirlpool_damag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thunder_resist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fire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volcan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tidal_wave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health_mana</text:p>
          </table:table-cell>
          <table:table-cell table:number-columns-repeated="3" table:style-name="ce2"/>
          <table:table-cell office:value-type="string" table:style-name="ce2">
            <text:p>thunder_resis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big_all_fi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_cast_speed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big_cdr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tidal_wave_physical_gate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health_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nce_of_chi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chill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ice_cooldown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ice_magic_shield_gate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thunder_resist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damage_crit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rit_hit_gat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str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fireball_healin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</text:p>
          </table:table-cell>
          <table:table-cell table:number-columns-repeated="4" table:style-name="ce2"/>
          <table:table-cell office:value-type="string" table:style-name="ce2">
            <text:p>thunder_storm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_damage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agma_flow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ma_flow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ball_heal_gate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big_str_gat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wat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weapon_damage</text:p>
          </table:table-cell>
          <table:table-cell table:number-columns-repeated="5" table:style-name="ce2"/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rt_of_ic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dex_gated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magma_flower_cooldow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fireball_healin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dr_notabl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flower_of_ice_heal_gat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aster_cast_rate_notabl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critical_hit</text:p>
          </table:table-cell>
          <table:table-cell table:number-columns-repeated="2" table:style-name="ce2"/>
          <table:table-cell office:value-type="string" table:style-name="ce2">
            <text:p>big_spell_damage_gated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_cooldown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ma_flowe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ireb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table:number-columns-repeated="7" table:style-name="ce2"/>
          <table:table-cell office:value-type="string" table:style-name="ce2">
            <text:p>mana_regen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ana</text:p>
          </table:table-cell>
          <table:table-cell table:number-columns-repeated="7" table:style-name="ce2"/>
          <table:table-cell office:value-type="string" table:style-name="ce2">
            <text:p>magic_shiel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big_faster_cast_r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magma_flower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ma_flower_heal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8" table:style-name="ce2"/>
          <table:table-cell office:value-type="string" table:style-name="ce2">
            <text:p>fireball_burn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lower_of_ic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big_elemental_resis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crease_healing</text:p>
          </table:table-cell>
          <table:table-cell table:number-columns-repeated="8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_healing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row_flame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table:number-columns-repeated="2" table:style-name="ce2"/>
          <table:table-cell office:value-type="string" table:style-name="ce2">
            <text:p>flower_of_ice_mana_restore_gate</text:p>
          </table:table-cell>
          <table:table-cell table:number-columns-repeated="2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hunder_spea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a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dash</text:p>
          </table:table-cell>
          <table:table-cell table:number-columns-repeated="3" table:style-name="ce2"/>
          <table:table-cell office:value-type="string" table:style-name="ce2">
            <text:p>thunder_dash_cooldown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thunder_weapon_damage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lemental_resist</text:p>
          </table:table-cell>
          <table:table-cell table:number-columns-repeated="3" table:style-name="ce2"/>
          <table:table-cell office:value-type="string" table:style-name="ce2">
            <text:p>fi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cd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faster_cast_rat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big_increase_healing_heal_to_dmg</text:p>
          </table:table-cell>
          <table:table-cell table:number-columns-repeated="4" table:style-name="ce2"/>
          <table:table-cell office:value-type="string" table:style-name="ce2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throw_flames_bur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_to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ery_big_health_magic_shield</text:p>
          </table:table-cell>
          <table:table-cell table:style-name="ce2"/>
          <table:table-cell office:value-type="string" table:style-name="ce2">
            <text:p>magic_shield</text:p>
          </table:table-cell>
          <table:table-cell table:style-name="ce2"/>
          <table:table-cell office:value-type="string" table:style-name="ce2">
            <text:p>big_increase_healin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thunder_physical_weapon_damage</text:p>
          </table:table-cell>
          <table:table-cell table:number-columns-repeated="4" table:style-name="ce2"/>
          <table:table-cell office:value-type="string" table:style-name="ce2">
            <text:p>thunder_spear_projectile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ar_projectile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3" table:style-name="ce2"/>
          <table:table-cell office:value-type="string" table:style-name="ce2">
            <text:p>big_magic_shield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static</text:p>
          </table:table-cell>
          <table:table-cell table:number-columns-repeated="6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fire_resi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lazing_infern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big_crit_hit</text:p>
          </table:table-cell>
          <table:table-cell table:style-name="ce2"/>
          <table:table-cell office:value-type="string" table:style-name="ce2">
            <text:p>big_spel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heal_to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to_dmg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magic_shield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big_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rostb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hysical_weapon_damage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hance_of_static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focus</text:p>
          </table:table-cell>
          <table:table-cell table:style-name="ce2"/>
          <table:table-cell office:value-type="string" table:style-name="ce2">
            <text:p>magic_shield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dodge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thunder_penetration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urifying_fire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ghtning_totem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fi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rt_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crobatics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start_strint</text:p>
          </table:table-cell>
          <table:table-cell table:number-columns-repeated="3" table:style-name="ce2"/>
          <table:table-cell office:value-type="string" table:style-name="ce2">
            <text:p>start_intdex</text:p>
          </table:table-cell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zealots_oa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_gated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armor</text:p>
          </table:table-cell>
          <table:table-cell table:style-name="ce2"/>
          <table:table-cell office:value-type="string" table:style-name="ce2">
            <text:p>big_armo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netration</text:p>
          </table:table-cell>
          <table:table-cell table:style-name="ce2"/>
          <table:table-cell office:value-type="string" table:style-name="ce2">
            <text:p>elemental_resist_notabl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_gated</text:p>
          </table:table-cell>
          <table:table-cell table:number-columns-repeated="2" table:style-name="ce2"/>
          <table:table-cell office:value-type="string" table:style-name="ce2">
            <text:p>purifying_fires_heal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urifying_fires_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urifying_fires_cleanse_gate</text:p>
          </table:table-cell>
          <table:table-cell table:style-name="ce2"/>
          <table:table-cell office:value-type="string" table:style-name="ce2">
            <text:p>cleav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leav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leave_damage</text:p>
          </table:table-cell>
          <table:table-cell table:number-columns-repeated="6" table:style-name="ce2"/>
          <table:table-cell office:value-type="string" table:style-name="ce2">
            <text:p>[CENTER]</text:p>
          </table:table-cell>
          <table:table-cell table:number-columns-repeated="8" table:style-name="ce2"/>
          <table:table-cell office:value-type="string" table:style-name="ce2">
            <text:p>arrow_barrag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barrage_projectile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barrag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barrage_projectile_speed</text:p>
          </table:table-cell>
          <table:table-cell table:number-columns-repeated="2" table:style-name="ce2"/>
          <table:table-cell office:value-type="string" table:style-name="ce2">
            <text:p>critical_hit_notabl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_gated</text:p>
          </table:table-cell>
          <table:table-cell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imbu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mbue_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mbue_cooldown</text:p>
          </table:table-cell>
          <table:table-cell table:number-columns-repeated="3" table:style-name="ce2"/>
          <table:table-cell office:value-type="string" table:style-name="ce2">
            <text:p>big_int_gated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rt_str</text:p>
          </table:table-cell>
          <table:table-cell table:number-columns-repeated="3" table:style-name="ce2"/>
          <table:table-cell office:value-type="string" table:style-name="ce2">
            <text:p>start_dex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big_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rt_str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vy_strik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row_barr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big_health</text:p>
          </table:table-cell>
          <table:table-cell table:number-columns-repeated="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big_ax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xe_damage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big_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oison_b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ical_weapon_damage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table:number-columns-repeated="2" table:style-name="ce2"/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rit_h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ax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dodge</text:p>
          </table:table-cell>
          <table:table-cell table:style-name="ce2"/>
          <table:table-cell office:value-type="string" table:style-name="ce2">
            <text:p>armo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_dodge</text:p>
          </table:table-cell>
          <table:table-cell table:number-columns-repeated="2" table:style-name="ce2"/>
          <table:table-cell office:value-type="string" table:style-name="ce2">
            <text:p>multi_shot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weapon_damage</text:p>
          </table:table-cell>
          <table:table-cell table:number-columns-repeated="3" table:style-name="ce2"/>
          <table:table-cell office:value-type="string" table:style-name="ce2">
            <text:p>big_bow_damage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big_water_penetratio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table:number-columns-repeated="3" table:style-name="ce2"/>
          <table:table-cell office:value-type="string" table:style-name="ce2">
            <text:p>big_armo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xe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dge</text:p>
          </table:table-cell>
          <table:table-cell table:number-columns-repeated="4" table:style-name="ce2"/>
          <table:table-cell office:value-type="string" table:style-name="ce2">
            <text:p>health_dodge</text:p>
          </table:table-cell>
          <table:table-cell table:number-columns-repeated="6" table:style-name="ce2"/>
          <table:table-cell office:value-type="string" table:style-name="ce2">
            <text:p>multi_shot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big_physical_weapo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big_chance_of_chill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axe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dodge</text:p>
          </table:table-cell>
          <table:table-cell table:number-columns-repeated="5" table:style-name="ce2"/>
          <table:table-cell office:value-type="string" table:style-name="ce2">
            <text:p>armo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ulti_shot_projectile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big_attack_speed</text:p>
          </table:table-cell>
          <table:table-cell table:number-columns-repeated="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ravery</text:p>
          </table:table-cell>
          <table:table-cell table:number-columns-repeated="6" table:style-name="ce2"/>
          <table:table-cell office:value-type="string" table:style-name="ce2">
            <text:p>big_chance_of_bur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od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" table:style-name="ce2"/>
          <table:table-cell office:value-type="string" table:style-name="ce2">
            <text:p>big_fi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bur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big_chance_of_chi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ical_damage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focus_gat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ground_slam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crit_hi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fire_focus_gat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flicker_strik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regen</text:p>
          </table:table-cell>
          <table:table-cell table:number-columns-repeated="3" table:style-name="ce2"/>
          <table:table-cell office:value-type="string" table:style-name="ce2">
            <text:p>nature_penetration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critical_hit</text:p>
          </table:table-cell>
          <table:table-cell table:number-columns-repeated="5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12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" table:style-name="ce2"/>
          <table:table-cell office:value-type="string" table:style-name="ce2">
            <text:p>big_armor_penetrati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chance_of_static</text:p>
          </table:table-cell>
          <table:table-cell table:style-name="ce2"/>
          <table:table-cell office:value-type="string" table:style-name="ce2">
            <text:p>big_chance_of_poison</text:p>
          </table:table-cell>
          <table:table-cell table:number-columns-repeated="2" table:style-name="ce2"/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armor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big_dex_gat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oison_ball_projectile_speed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oison_ball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str_gated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natu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rrow_storm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_damage</text:p>
          </table:table-cell>
          <table:table-cell table:number-columns-repeated="2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big_str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ature_balm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_rege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nature_penetration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oisoned_weapons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big_dex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damage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big_health_armor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attack_speed_notable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table:number-columns-repeated="2" table:style-name="ce2"/>
          <table:table-cell office:value-type="string" table:style-name="ce2">
            <text:p>nature_balm_regen_gat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oisoned_weapons_cooldown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armor_penetration_notable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nature_weapon_damage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_dod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</text:p>
          </table:table-cell>
          <table:table-cell table:number-columns-repeated="4" table:style-name="ce2"/>
          <table:table-cell office:value-type="string" table:style-name="ce2">
            <text:p>arrow_storm_cast_speed</text:p>
          </table:table-cell>
          <table:table-cell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flicker_strike_cooldown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balm_cooldown_gate</text:p>
          </table:table-cell>
          <table:table-cell table:number-columns-repeated="3" table:style-name="ce2"/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natu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3" table:style-name="ce2"/>
          <table:table-cell office:value-type="string" table:style-name="ce2">
            <text:p>poisoned_weapons_mana_co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" table:style-name="ce2"/>
          <table:table-cell office:value-type="string" table:style-name="ce2">
            <text:p>big_attack_spe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recoil_shot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health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physical_weapon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row_storm_cooldow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_cooldow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row_storm_cooldown</text:p>
          </table:table-cell>
          <table:table-cell table:number-columns-repeated="2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" table:style-name="ce2"/>
          <table:table-cell office:value-type="string" table:style-name="ce2">
            <text:p>nature_focus_gat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2">
            <text:p>physical_weapon_damage</text:p>
          </table:table-cell>
          <table:table-cell table:number-columns-repeated="1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focus_gat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" table:style-name="ce2"/>
          <table:table-cell office:value-type="string" table:style-name="ce2">
            <text:p>big_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chance_of_pois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orn_armor_cooldown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big_armor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armor_dod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attack_speed</text:p>
          </table:table-cell>
          <table:table-cell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thorn_bush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nature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6" table:style-name="ce2"/>
          <table:table-cell office:value-type="string" table:style-name="ce2">
            <text:p>bow_damage</text:p>
          </table:table-cell>
          <table:table-cell table:number-columns-repeated="3" table:style-name="ce2"/>
          <table:table-cell office:value-type="string" table:style-name="ce2">
            <text:p>big_armor_penetration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ttack_speed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thorn_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dodge</text:p>
          </table:table-cell>
          <table:table-cell table:number-columns-repeated="3" table:style-name="ce2"/>
          <table:table-cell office:value-type="string" table:style-name="ce2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orn_bush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recoil_shot_cooldown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big_chance_of_static</text:p>
          </table:table-cell>
          <table:table-cell table:number-columns-repeated="4" table:style-name="ce2"/>
          <table:table-cell office:value-type="string" table:style-name="ce2">
            <text:p>critical_damage</text:p>
          </table:table-cell>
          <table:table-cell table:number-columns-repeated="5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armo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orn_armor_regen</text:p>
          </table:table-cell>
          <table:table-cell table:number-columns-repeated="2" table:style-name="ce2"/>
          <table:table-cell office:value-type="string" table:style-name="ce2">
            <text:p>big_health_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big_health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health_dodge</text:p>
          </table:table-cell>
          <table:table-cell table:number-columns-repeated="2" table:style-name="ce2"/>
          <table:table-cell office:value-type="string" table:style-name="ce2">
            <text:p>thorn_bush_effec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pell_nature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ickery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netration</text:p>
          </table:table-cell>
          <table:table-cell table:number-columns-repeated="9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" table:style-name="ce2"/>
          <table:table-cell office:value-type="string" table:style-name="ce2">
            <text:p>big_thunder_penetratio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ig_dex_gated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ig_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dod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str_gated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elemental_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elemental_bow_damage</text:p>
          </table:table-cell>
          <table:table-cell table:number-columns-repeated="1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big_crit_hit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big_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thorn_armor_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armor</text:p>
          </table:table-cell>
          <table:table-cell table:number-columns-repeated="2" table:style-name="ce2"/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ig_armor_dod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orn_bush_cooldow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ealth_dod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armor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nature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is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ttack_speed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vaal_pac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ron_reflexes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nature_resist</text:p>
          </table:table-cell>
          <table:table-cell table:number-columns-repeated="3" table:style-name="ce2"/>
          <table:table-cell office:value-type="string" table:style-name="ce2">
            <text:p>heal_effect_on_self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cdr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netration</text:p>
          </table:table-cell>
          <table:table-cell table:number-columns-repeated="3" table:style-name="ce2"/>
          <table:table-cell office:value-type="string" table:style-name="ce2">
            <text:p>attack_speed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heal_effect_on_self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big_armor_dod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netration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gorgons_gaze_gate</text:p>
          </table:table-cell>
          <table:table-cell table:number-columns-repeated="3" table:style-name="ce2"/>
          <table:table-cell office:value-type="string" table:style-name="ce2">
            <text:p>holy_flower_gat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faster_cast_rate</text:p>
          </table:table-cell>
          <table:table-cell table:number-columns-repeated="3" table:style-name="ce2"/>
          <table:table-cell office:value-type="string" table:style-name="ce2">
            <text:p>cdr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O</text:p>
          </table:table-cell>
          <table:table-cell office:value-type="string" table:style-name="ce2">
            <text:p>big_crit_dm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cdr</text:p>
          </table:table-cell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2">
            <text:p>gorgons_gaze_cooldown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increase_healing</text:p>
          </table:table-cell>
          <table:table-cell table:number-columns-repeated="2" table:style-name="ce2"/>
          <table:table-cell office:value-type="string" table:style-name="ce2">
            <text:p>holy_flower_cleanse</text:p>
          </table:table-cell>
          <table:table-cell table:number-columns-repeated="41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4" table:style-name="ce2"/>
          <table:table-cell office:value-type="string" table:style-name="ce2">
            <text:p>gorgons_gaze_cooldown</text:p>
          </table:table-cell>
          <table:table-cell table:number-columns-repeated="5" table:style-name="ce2"/>
          <table:table-cell office:value-type="string" table:style-name="ce2">
            <text:p>holy_flower_cooldown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4" table:style-name="ce2"/>
          <table:table-cell office:value-type="string" table:style-name="ce2">
            <text:p>E</text:p>
          </table:table-cell>
          <table:table-cell table:number-columns-repeated="1628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88"/>
        </table:table-row>
        <table:table-row table:number-rows-repeated="10485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Kelvin</meta:initial-creator>
    <dc:creator>Kelvin</dc:creator>
    <meta:creation-date>2020-09-04T12:47:59Z</meta:creation-date>
    <dc:date>2020-09-28T01:14:48Z</dc:date>
    <meta:editing-cycles>2</meta:editing-cycles>
    <meta:editing-duration>PT312S</meta:editing-duration>
  </office:meta>
</office:document-meta>
</file>